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0.59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 style:data-style-name="N37">
      <style:table-cell-properties style:text-align-source="value-type" style:repeat-content="false"/>
      <style:paragraph-properties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2" table:number-columns-repeated="21" table:default-cell-style-name="ce1"/>
        <table:table-column table:style-name="co1" table:number-columns-repeated="1000" table:default-cell-style-name="ce1"/>
        <table:table-row table:style-name="ro1">
          <table:table-cell table:style-name="ce1" office:value-type="string">
            <text:p>Description</text:p>
          </table:table-cell>
          <table:table-cell office:value-type="string">
            <text:p>0-6</text:p>
          </table:table-cell>
          <table:table-cell office:value-type="string">
            <text:p>char</text:p>
          </table:table-cell>
          <table:table-cell office:value-type="string">
            <text:p>digit</text:p>
          </table:table-cell>
          <table:table-cell office:value-type="string">
            <text:p>"+" or "-"</text:p>
          </table:table-cell>
          <table:table-cell office:value-type="string">
            <text:p>*</text:p>
          </table:table-cell>
          <table:table-cell office:value-type="string">
            <text:p>/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Start</text:p>
          </table:table-cell>
          <table:table-cell office:value-type="string">
            <text:p>state0</text:p>
          </table:table-cell>
          <table:table-cell office:value-type="string">
            <text:p>state1</text:p>
          </table:table-cell>
          <table:table-cell office:value-type="string">
            <text:p>state2</text:p>
          </table:table-cell>
          <table:table-cell office:value-type="string">
            <text:p>ADDTK</text:p>
          </table:table-cell>
          <table:table-cell office:value-type="string">
            <text:p>state3</text:p>
          </table:table-cell>
          <table:table-cell office:value-type="string">
            <text:p>state4</text:p>
          </table:table-cell>
          <table:table-cell office:value-type="string">
            <text:p>state11</text:p>
          </table:table-cell>
          <table:table-cell office:value-type="string">
            <text:p>state12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Create IDTKs</text:p>
          </table:table-cell>
          <table:table-cell table:number-columns-repeated="3" office:value-type="string">
            <text:p>state1</text:p>
          </table:table-cell>
          <table:table-cell table:number-columns-repeated="5" office:value-type="string">
            <text:p>IDTK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Create Constants</text:p>
          </table:table-cell>
          <table:table-cell office:value-type="string">
            <text:p>state2</text:p>
          </table:table-cell>
          <table:table-cell office:value-type="string">
            <text:p>Error1</text:p>
          </table:table-cell>
          <table:table-cell office:value-type="string">
            <text:p>state2</text:p>
          </table:table-cell>
          <table:table-cell table:number-columns-repeated="5" office:value-type="string">
            <text:p>CONSTANTTK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Read *</text:p>
          </table:table-cell>
          <table:table-cell office:value-type="string">
            <text:p>state3</text:p>
          </table:table-cell>
          <table:table-cell table:number-columns-repeated="4" office:value-type="string">
            <text:p>MULTIPLYTK</text:p>
          </table:table-cell>
          <table:table-cell office:value-type="string">
            <text:p>Error2</text:p>
          </table:table-cell>
          <table:table-cell table:number-columns-repeated="2" office:value-type="string">
            <text:p>MULTIPLYTK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Read /</text:p>
          </table:table-cell>
          <table:table-cell office:value-type="string">
            <text:p>state4</text:p>
          </table:table-cell>
          <table:table-cell table:number-columns-repeated="3" office:value-type="string">
            <text:p>MULTIPLYTK</text:p>
          </table:table-cell>
          <table:table-cell office:value-type="string">
            <text:p>state5</text:p>
          </table:table-cell>
          <table:table-cell office:value-type="string">
            <text:p>state8</text:p>
          </table:table-cell>
          <table:table-cell table:number-columns-repeated="2" office:value-type="string">
            <text:p>MULTIPLYTK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Long Comment</text:p>
          </table:table-cell>
          <table:table-cell table:number-columns-repeated="4" office:value-type="string">
            <text:p>state5</text:p>
          </table:table-cell>
          <table:table-cell office:value-type="string">
            <text:p>state6</text:p>
          </table:table-cell>
          <table:table-cell office:value-type="string">
            <text:p>state7</text:p>
          </table:table-cell>
          <table:table-cell table:number-columns-repeated="2" office:value-type="string">
            <text:p>state5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* in Long Comment</text:p>
          </table:table-cell>
          <table:table-cell office:value-type="string">
            <text:p>state6</text:p>
          </table:table-cell>
          <table:table-cell table:number-columns-repeated="4" office:value-type="string">
            <text:p>state5</text:p>
          </table:table-cell>
          <table:table-cell office:value-type="string">
            <text:p>state0</text:p>
          </table:table-cell>
          <table:table-cell table:number-columns-repeated="2" office:value-type="string">
            <text:p>state5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/ in Long Comment</text:p>
          </table:table-cell>
          <table:table-cell office:value-type="string">
            <text:p>state7</text:p>
          </table:table-cell>
          <table:table-cell table:number-columns-repeated="3" office:value-type="string">
            <text:p>state5</text:p>
          </table:table-cell>
          <table:table-cell table:number-columns-repeated="2" office:value-type="string">
            <text:p>Error3</text:p>
          </table:table-cell>
          <table:table-cell table:number-columns-repeated="2" office:value-type="string">
            <text:p>state5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Short Comment</text:p>
          </table:table-cell>
          <table:table-cell table:number-columns-repeated="4" office:value-type="string">
            <text:p>state8</text:p>
          </table:table-cell>
          <table:table-cell office:value-type="string">
            <text:p>state10</text:p>
          </table:table-cell>
          <table:table-cell office:value-type="string">
            <text:p>state9</text:p>
          </table:table-cell>
          <table:table-cell table:number-columns-repeated="2" office:value-type="string">
            <text:p>state8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/ in Short Comment</text:p>
          </table:table-cell>
          <table:table-cell office:value-type="string">
            <text:p>state9</text:p>
          </table:table-cell>
          <table:table-cell table:number-columns-repeated="3" office:value-type="string">
            <text:p>state8</text:p>
          </table:table-cell>
          <table:table-cell table:number-columns-repeated="2" office:value-type="string">
            <text:p>Error3</text:p>
          </table:table-cell>
          <table:table-cell table:number-columns-repeated="2" office:value-type="string">
            <text:p>state8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* in Short Comment</text:p>
          </table:table-cell>
          <table:table-cell office:value-type="string">
            <text:p>State 10</text:p>
          </table:table-cell>
          <table:table-cell table:number-columns-repeated="4" office:value-type="string">
            <text:p>state8</text:p>
          </table:table-cell>
          <table:table-cell office:value-type="string">
            <text:p>Error2</text:p>
          </table:table-cell>
          <table:table-cell table:number-columns-repeated="2" office:value-type="string">
            <text:p>state8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Read &lt;</text:p>
          </table:table-cell>
          <table:table-cell office:value-type="string">
            <text:p>state11</text:p>
          </table:table-cell>
          <table:table-cell table:number-columns-repeated="7" office:value-type="string">
            <text:p>COMPARATORTK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Read &gt;</text:p>
          </table:table-cell>
          <table:table-cell office:value-type="string">
            <text:p>state12</text:p>
          </table:table-cell>
          <table:table-cell table:number-columns-repeated="7" office:value-type="string">
            <text:p>COMPARATORTK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office:value-type="string">
            <text:p>Read :</text:p>
          </table:table-cell>
          <table:table-cell office:value-type="string">
            <text:p>State 13</text:p>
          </table:table-cell>
          <table:table-cell table:number-columns-repeated="7" office:value-type="string">
            <text:p>SEPARATORTK</text:p>
          </table:table-cell>
          <table:table-cell table:style-name="Default" table:number-columns-repeated="14"/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4" office:value-type="string">
            <text:p>7-13'</text:p>
          </table:table-cell>
          <table:table-cell office:value-type="string">
            <text:p>=</text:p>
          </table:table-cell>
          <table:table-cell office:value-type="string">
            <text:p>:</text:p>
          </table:table-cell>
          <table:table-cell office:value-type="string">
            <text:p>;</text:p>
          </table:table-cell>
          <table:table-cell office:value-type="string">
            <text:p>,</text:p>
          </table:table-cell>
          <table:table-cell office:value-type="string">
            <text:p>(</text:p>
          </table:table-cell>
          <table:table-cell office:value-type="string">
            <text:p>)</text:p>
          </table:table-cell>
          <table:table-cell office:value-type="string">
            <text:p>[</text:p>
          </table:table-cell>
          <table:table-cell table:number-columns-repeated="1014"/>
        </table:table-row>
        <table:table-row table:style-name="ro1">
          <table:table-cell office:value-type="string">
            <text:p>Start</text:p>
          </table:table-cell>
          <table:table-cell office:value-type="string">
            <text:p>state0</text:p>
          </table:table-cell>
          <table:table-cell office:value-type="string">
            <text:p>COMPARATORTK</text:p>
          </table:table-cell>
          <table:table-cell office:value-type="string">
            <text:p>state13</text:p>
          </table:table-cell>
          <table:table-cell table:number-columns-repeated="2" office:value-type="string">
            <text:p>SEPARATORTK</text:p>
          </table:table-cell>
          <table:table-cell table:number-columns-repeated="3" office:value-type="string">
            <text:p>BRACKETTK</text:p>
          </table:table-cell>
          <table:table-cell table:number-columns-repeated="1014"/>
        </table:table-row>
        <table:table-row table:style-name="ro1">
          <table:table-cell office:value-type="string">
            <text:p>Create IDTKs</text:p>
          </table:table-cell>
          <table:table-cell office:value-type="string">
            <text:p>state1</text:p>
          </table:table-cell>
          <table:table-cell table:number-columns-repeated="7" office:value-type="string">
            <text:p>IDTK</text:p>
          </table:table-cell>
          <table:table-cell table:number-columns-repeated="1014"/>
        </table:table-row>
        <table:table-row table:style-name="ro1">
          <table:table-cell office:value-type="string">
            <text:p>Create Constants</text:p>
          </table:table-cell>
          <table:table-cell office:value-type="string">
            <text:p>state2</text:p>
          </table:table-cell>
          <table:table-cell table:number-columns-repeated="7" office:value-type="string">
            <text:p>CONSTANTTK</text:p>
          </table:table-cell>
          <table:table-cell table:number-columns-repeated="1014"/>
        </table:table-row>
        <table:table-row table:style-name="ro1">
          <table:table-cell office:value-type="string">
            <text:p>Read *</text:p>
          </table:table-cell>
          <table:table-cell office:value-type="string">
            <text:p>state3</text:p>
          </table:table-cell>
          <table:table-cell table:number-columns-repeated="7" office:value-type="string">
            <text:p>MULTIPLYTK</text:p>
          </table:table-cell>
          <table:table-cell table:number-columns-repeated="1014"/>
        </table:table-row>
        <table:table-row table:style-name="ro1">
          <table:table-cell office:value-type="string">
            <text:p>Read /</text:p>
          </table:table-cell>
          <table:table-cell office:value-type="string">
            <text:p>state4</text:p>
          </table:table-cell>
          <table:table-cell table:number-columns-repeated="7" office:value-type="string">
            <text:p>MULTIPLYTK</text:p>
          </table:table-cell>
          <table:table-cell table:number-columns-repeated="1014"/>
        </table:table-row>
        <table:table-row table:style-name="ro1">
          <table:table-cell office:value-type="string">
            <text:p>Long Comment</text:p>
          </table:table-cell>
          <table:table-cell table:number-columns-repeated="8" office:value-type="string">
            <text:p>state5</text:p>
          </table:table-cell>
          <table:table-cell table:number-columns-repeated="1014"/>
        </table:table-row>
        <table:table-row table:style-name="ro1">
          <table:table-cell office:value-type="string">
            <text:p>* in Long Comment</text:p>
          </table:table-cell>
          <table:table-cell office:value-type="string">
            <text:p>state6</text:p>
          </table:table-cell>
          <table:table-cell table:number-columns-repeated="7" office:value-type="string">
            <text:p>state5</text:p>
          </table:table-cell>
          <table:table-cell table:number-columns-repeated="1014"/>
        </table:table-row>
        <table:table-row table:style-name="ro1">
          <table:table-cell office:value-type="string">
            <text:p>/ in Long Comment</text:p>
          </table:table-cell>
          <table:table-cell office:value-type="string">
            <text:p>state7</text:p>
          </table:table-cell>
          <table:table-cell table:number-columns-repeated="7" office:value-type="string">
            <text:p>state5</text:p>
          </table:table-cell>
          <table:table-cell table:number-columns-repeated="1014"/>
        </table:table-row>
        <table:table-row table:style-name="ro1">
          <table:table-cell office:value-type="string">
            <text:p>Short Comment</text:p>
          </table:table-cell>
          <table:table-cell table:number-columns-repeated="8" office:value-type="string">
            <text:p>state8</text:p>
          </table:table-cell>
          <table:table-cell table:number-columns-repeated="1014"/>
        </table:table-row>
        <table:table-row table:style-name="ro1">
          <table:table-cell office:value-type="string">
            <text:p>/ in Short Comment</text:p>
          </table:table-cell>
          <table:table-cell office:value-type="string">
            <text:p>state9</text:p>
          </table:table-cell>
          <table:table-cell table:number-columns-repeated="7" office:value-type="string">
            <text:p>state8</text:p>
          </table:table-cell>
          <table:table-cell table:number-columns-repeated="1014"/>
        </table:table-row>
        <table:table-row table:style-name="ro1">
          <table:table-cell office:value-type="string">
            <text:p>* in Short Comment</text:p>
          </table:table-cell>
          <table:table-cell office:value-type="string">
            <text:p>state10</text:p>
          </table:table-cell>
          <table:table-cell table:number-columns-repeated="7" office:value-type="string">
            <text:p>state8</text:p>
          </table:table-cell>
          <table:table-cell table:number-columns-repeated="1014"/>
        </table:table-row>
        <table:table-row table:style-name="ro1">
          <table:table-cell office:value-type="string">
            <text:p>Read &lt;</text:p>
          </table:table-cell>
          <table:table-cell office:value-type="string">
            <text:p>state11</text:p>
          </table:table-cell>
          <table:table-cell table:number-columns-repeated="7" office:value-type="string">
            <text:p>COMPARATORTK</text:p>
          </table:table-cell>
          <table:table-cell table:number-columns-repeated="1014"/>
        </table:table-row>
        <table:table-row table:style-name="ro1">
          <table:table-cell office:value-type="string">
            <text:p>Read &gt;</text:p>
          </table:table-cell>
          <table:table-cell office:value-type="string">
            <text:p>state12</text:p>
          </table:table-cell>
          <table:table-cell table:number-columns-repeated="7" office:value-type="string">
            <text:p>COMPARATORTK</text:p>
          </table:table-cell>
          <table:table-cell table:number-columns-repeated="1014"/>
        </table:table-row>
        <table:table-row table:style-name="ro1">
          <table:table-cell office:value-type="string">
            <text:p>Read :</text:p>
          </table:table-cell>
          <table:table-cell office:value-type="string">
            <text:p>State 13</text:p>
          </table:table-cell>
          <table:table-cell office:value-type="string">
            <text:p>DECLARATORTK</text:p>
          </table:table-cell>
          <table:table-cell table:number-columns-repeated="6" office:value-type="string">
            <text:p>SEPARATORTK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>
            <text:p>14-20</text:p>
          </table:table-cell>
          <table:table-cell office:value-type="string">
            <text:p>]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\n</text:p>
          </table:table-cell>
          <table:table-cell office:value-type="string">
            <text:p>" " or \t</text:p>
          </table:table-cell>
          <table:table-cell office:value-type="string">
            <text:p>EOF</text:p>
          </table:table-cell>
          <table:table-cell office:value-type="string">
            <text:p>other</text:p>
          </table:table-cell>
          <table:table-cell table:number-columns-repeated="1014"/>
        </table:table-row>
        <table:table-row table:style-name="ro1">
          <table:table-cell office:value-type="string">
            <text:p>Start</text:p>
          </table:table-cell>
          <table:table-cell office:value-type="string">
            <text:p>state0</text:p>
          </table:table-cell>
          <table:table-cell table:number-columns-repeated="3" office:value-type="string">
            <text:p>BRACKETTK</text:p>
          </table:table-cell>
          <table:table-cell table:number-columns-repeated="2" office:value-type="string">
            <text:p>state0</text:p>
          </table:table-cell>
          <table:table-cell office:value-type="string">
            <text:p>EOFTK</text:p>
          </table:table-cell>
          <table:table-cell office:value-type="string">
            <text:p>Error5</text:p>
          </table:table-cell>
          <table:table-cell table:number-columns-repeated="1014"/>
        </table:table-row>
        <table:table-row table:style-name="ro1">
          <table:table-cell office:value-type="string">
            <text:p>Create IDTKs</text:p>
          </table:table-cell>
          <table:table-cell office:value-type="string">
            <text:p>state1</text:p>
          </table:table-cell>
          <table:table-cell table:number-columns-repeated="7" office:value-type="string">
            <text:p>IDTK</text:p>
          </table:table-cell>
          <table:table-cell table:number-columns-repeated="1014"/>
        </table:table-row>
        <table:table-row table:style-name="ro1">
          <table:table-cell office:value-type="string">
            <text:p>Create Constants</text:p>
          </table:table-cell>
          <table:table-cell office:value-type="string">
            <text:p>state2</text:p>
          </table:table-cell>
          <table:table-cell table:number-columns-repeated="7" office:value-type="string">
            <text:p>CONSTANTTK</text:p>
          </table:table-cell>
          <table:table-cell table:number-columns-repeated="1014"/>
        </table:table-row>
        <table:table-row table:style-name="ro1">
          <table:table-cell office:value-type="string">
            <text:p>Read *</text:p>
          </table:table-cell>
          <table:table-cell office:value-type="string">
            <text:p>state3</text:p>
          </table:table-cell>
          <table:table-cell table:number-columns-repeated="7" office:value-type="string">
            <text:p>MULTIPLYTK</text:p>
          </table:table-cell>
          <table:table-cell table:number-columns-repeated="1014"/>
        </table:table-row>
        <table:table-row table:style-name="ro1">
          <table:table-cell office:value-type="string">
            <text:p>Read /</text:p>
          </table:table-cell>
          <table:table-cell office:value-type="string">
            <text:p>state4</text:p>
          </table:table-cell>
          <table:table-cell table:number-columns-repeated="7" office:value-type="string">
            <text:p>MULTIPLYTK</text:p>
          </table:table-cell>
          <table:table-cell table:number-columns-repeated="1014"/>
        </table:table-row>
        <table:table-row table:style-name="ro1">
          <table:table-cell office:value-type="string">
            <text:p>Long Comment</text:p>
          </table:table-cell>
          <table:table-cell table:number-columns-repeated="6" office:value-type="string">
            <text:p>state5</text:p>
          </table:table-cell>
          <table:table-cell office:value-type="string">
            <text:p>Error4</text:p>
          </table:table-cell>
          <table:table-cell office:value-type="string">
            <text:p>state5</text:p>
          </table:table-cell>
          <table:table-cell table:number-columns-repeated="1014"/>
        </table:table-row>
        <table:table-row table:style-name="ro1">
          <table:table-cell office:value-type="string">
            <text:p>* in Long Comment</text:p>
          </table:table-cell>
          <table:table-cell office:value-type="string">
            <text:p>state6</text:p>
          </table:table-cell>
          <table:table-cell table:number-columns-repeated="5" office:value-type="string">
            <text:p>state5</text:p>
          </table:table-cell>
          <table:table-cell office:value-type="string">
            <text:p>Error4</text:p>
          </table:table-cell>
          <table:table-cell office:value-type="string">
            <text:p>state5</text:p>
          </table:table-cell>
          <table:table-cell table:number-columns-repeated="1014"/>
        </table:table-row>
        <table:table-row table:style-name="ro1">
          <table:table-cell office:value-type="string">
            <text:p>/ in Long Comment</text:p>
          </table:table-cell>
          <table:table-cell office:value-type="string">
            <text:p>state7</text:p>
          </table:table-cell>
          <table:table-cell table:number-columns-repeated="5" office:value-type="string">
            <text:p>state5</text:p>
          </table:table-cell>
          <table:table-cell office:value-type="string">
            <text:p>Error4</text:p>
          </table:table-cell>
          <table:table-cell office:value-type="string">
            <text:p>state5</text:p>
          </table:table-cell>
          <table:table-cell table:number-columns-repeated="1014"/>
        </table:table-row>
        <table:table-row table:style-name="ro1">
          <table:table-cell office:value-type="string">
            <text:p>Short Comment</text:p>
          </table:table-cell>
          <table:table-cell table:number-columns-repeated="4" office:value-type="string">
            <text:p>state8</text:p>
          </table:table-cell>
          <table:table-cell office:value-type="string">
            <text:p>state0</text:p>
          </table:table-cell>
          <table:table-cell office:value-type="string">
            <text:p>state8</text:p>
          </table:table-cell>
          <table:table-cell office:value-type="string">
            <text:p>EOFTK</text:p>
          </table:table-cell>
          <table:table-cell office:value-type="string">
            <text:p>state8</text:p>
          </table:table-cell>
          <table:table-cell table:number-columns-repeated="1014"/>
        </table:table-row>
        <table:table-row table:style-name="ro1">
          <table:table-cell office:value-type="string">
            <text:p>/ in Short Comment</text:p>
          </table:table-cell>
          <table:table-cell office:value-type="string">
            <text:p>state9</text:p>
          </table:table-cell>
          <table:table-cell table:number-columns-repeated="3" office:value-type="string">
            <text:p>state8</text:p>
          </table:table-cell>
          <table:table-cell office:value-type="string">
            <text:p>state0</text:p>
          </table:table-cell>
          <table:table-cell office:value-type="string">
            <text:p>state8</text:p>
          </table:table-cell>
          <table:table-cell office:value-type="string">
            <text:p>EOFTK</text:p>
          </table:table-cell>
          <table:table-cell office:value-type="string">
            <text:p>state8</text:p>
          </table:table-cell>
          <table:table-cell table:number-columns-repeated="1014"/>
        </table:table-row>
        <table:table-row table:style-name="ro1">
          <table:table-cell office:value-type="string">
            <text:p>* in Short Comment</text:p>
          </table:table-cell>
          <table:table-cell office:value-type="string">
            <text:p>state10</text:p>
          </table:table-cell>
          <table:table-cell table:number-columns-repeated="3" office:value-type="string">
            <text:p>state8</text:p>
          </table:table-cell>
          <table:table-cell office:value-type="string">
            <text:p>state0</text:p>
          </table:table-cell>
          <table:table-cell office:value-type="string">
            <text:p>state8</text:p>
          </table:table-cell>
          <table:table-cell office:value-type="string">
            <text:p>EOFTK</text:p>
          </table:table-cell>
          <table:table-cell office:value-type="string">
            <text:p>state8</text:p>
          </table:table-cell>
          <table:table-cell table:number-columns-repeated="1014"/>
        </table:table-row>
        <table:table-row table:style-name="ro1">
          <table:table-cell office:value-type="string">
            <text:p>Read &lt;</text:p>
          </table:table-cell>
          <table:table-cell office:value-type="string">
            <text:p>state11</text:p>
          </table:table-cell>
          <table:table-cell table:number-columns-repeated="7" office:value-type="string">
            <text:p>COMPARATORTK</text:p>
          </table:table-cell>
          <table:table-cell table:number-columns-repeated="1014"/>
        </table:table-row>
        <table:table-row table:style-name="ro1">
          <table:table-cell office:value-type="string">
            <text:p>Read &gt;</text:p>
          </table:table-cell>
          <table:table-cell office:value-type="string">
            <text:p>state12</text:p>
          </table:table-cell>
          <table:table-cell table:number-columns-repeated="7" office:value-type="string">
            <text:p>COMPARATORTK</text:p>
          </table:table-cell>
          <table:table-cell table:number-columns-repeated="1014"/>
        </table:table-row>
        <table:table-row table:style-name="ro1">
          <table:table-cell office:value-type="string">
            <text:p>Read :</text:p>
          </table:table-cell>
          <table:table-cell office:value-type="string">
            <text:p>State 13</text:p>
          </table:table-cell>
          <table:table-cell table:number-columns-repeated="7" office:value-type="string">
            <text:p>SEPARATORTK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02/25/2020</text:date>, <text:time>22:5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5H14M42S</meta:editing-duration>
    <meta:editing-cycles>18</meta:editing-cycles>
    <meta:generator>OpenOffice/4.1.6$Win32 OpenOffice.org_project/416m1$Build-9790</meta:generator>
    <dc:date>2020-02-25T22:52:14.12</dc:date>
    <dc:creator>Στυλιανός Ζαππίδης</dc:creator>
    <meta:document-statistic meta:table-count="3" meta:cell-count="403" meta:object-count="0"/>
    <meta:user-defined meta:name="Info 1"/>
    <meta:user-defined meta:name="Info 2"/>
    <meta:user-defined meta:name="Info 3"/>
    <meta:user-defined meta:name="Info 4"/>
  </office:meta>
</office:document-meta>
</file>